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2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orting Algorithm Benchmarks" draw:style-name="dp1" draw:master-page-name="Default">
        <draw:frame draw:style-name="gr1" draw:layer="layout" svg:width="17.78cm" svg:height="12.7cm" svg:x="2.27cm" svg:y="1.63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7.78cm" svg:height="12.7cm" svg:x="2.27cm" svg:y="13.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13.382cm" svg:height="2.54cm" svg:x="4.128cm" svg:y="1cm">
          <draw:text-box>
            <text:p text:style-name="P1"><text:span text:style-name="T1">Sorting Algorithm Benchmarks</text:span></text:p>
          </draw:text-box>
        </draw:frame>
        <draw:frame draw:style-name="gr3" draw:text-style-name="P2" draw:layer="layout" svg:width="18.206cm" svg:height="0.725cm" svg:x="1.692cm" svg:y="26.765cm">
          <draw:text-box>
            <text:p><text:span text:style-name="T2">Note: average was taken over 100 attempts for each algorithm on randomly generated vecto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5-10T20:00:29.59</meta:creation-date>
    <dc:date>2012-05-10T20:48:11.37</dc:date>
    <meta:editing-duration>PT17M9S</meta:editing-duration>
    <meta:editing-cycles>3</meta:editing-cycles>
    <meta:generator>OpenOffice.org/3.3$Win32 OpenOffice.org_project/330m20$Build-9567</meta:generator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chart-properties chart:symbol-type="named-symbol" chart:symbol-name="arrow-down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81cm" svg:height="12.701cm" xlink:href="." xlink:type="simple" chart:class="chart:line" chart:style-name="ch1">
        <chart:legend chart:legend-position="end" svg:x="15.676cm" svg:y="5.566cm" chart:style-name="ch2"/>
        <chart:plot-area chart:style-name="ch3" chart:data-source-has-labels="both" svg:x="1.688cm" svg:y="1.147cm" svg:width="13.041cm" svg:height="10.88cm">
          <chartooo:coordinate-region svg:x="2.309cm" svg:y="1.359cm" svg:width="11.955cm" svg:height="9.995cm"/>
          <chart:axis chart:dimension="x" chart:name="primary-x" chart:style-name="ch4">
            <chart:title svg:x="7.357cm" svg:y="12.114cm" chart:style-name="ch5">
              <text:p>Vector Size</text:p>
            </chart:title>
            <chart:categories table:cell-range-address="local-table.$A$2:.$A$9"/>
          </chart:axis>
          <chart:axis chart:dimension="y" chart:name="primary-y" chart:style-name="ch4">
            <chart:title svg:x="0.746cm" svg:y="8.166cm" chart:style-name="ch6">
              <text:p>Time in milliseconds</text:p>
            </chart:title>
            <chart:grid chart:style-name="ch7" chart:class="major"/>
          </chart:axis>
          <chart:series chart:style-name="ch8" chart:values-cell-range-address="local-table.$B$2:.$B$9" chart:label-cell-address="local-table.$B$1" chart:class="chart:line">
            <chart:data-point chart:repeated="8"/>
          </chart:series>
          <chart:series chart:style-name="ch9" chart:values-cell-range-address="local-table.$C$2:.$C$9" chart:label-cell-address="local-table.$C$1" chart:class="chart:line">
            <chart:data-point chart:repeated="8"/>
          </chart:series>
          <chart:series chart:style-name="ch10" chart:values-cell-range-address="local-table.$D$2:.$D$9" chart:label-cell-address="local-table.$D$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</table:table-cell>
              <table:table-cell office:value-type="string">
                <text:p>Merge</text:p>
              </table:table-cell>
              <table:table-cell office:value-type="string">
                <text:p>Quick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3">
                <text:p>0.3</text:p>
              </table:table-cell>
              <table:table-cell office:value-type="float" office:value="14.3">
                <text:p>14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1.3">
                <text:p>1.3</text:p>
              </table:table-cell>
              <table:table-cell office:value-type="float" office:value="28.7">
                <text:p>28.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2.8">
                <text:p>2.8</text:p>
              </table:table-cell>
              <table:table-cell office:value-type="float" office:value="34.01">
                <text:p>34.0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4.9">
                <text:p>4.9</text:p>
              </table:table-cell>
              <table:table-cell office:value-type="float" office:value="58.01">
                <text:p>58.0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7.6">
                <text:p>7.6</text:p>
              </table:table-cell>
              <table:table-cell office:value-type="float" office:value="63.81">
                <text:p>63.81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11.2">
                <text:p>11.2</text:p>
              </table:table-cell>
              <table:table-cell office:value-type="float" office:value="71.82">
                <text:p>71.82</text:p>
              </table:table-cell>
              <table:table-cell office:value-type="float" office:value="19.01">
                <text:p>19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81cm" svg:height="12.701cm" xlink:href="." xlink:type="simple" chart:class="chart:line" chart:style-name="ch1">
        <chart:legend chart:legend-position="end" svg:x="15.543cm" svg:y="5.804cm" chart:style-name="ch2"/>
        <chart:plot-area chart:style-name="ch3" chart:data-source-has-labels="both" svg:x="1.393cm" svg:y="1.151cm" svg:width="13.44cm" svg:height="10.288cm">
          <chartooo:coordinate-region svg:x="2.385cm" svg:y="1.363cm" svg:width="11.983cm" svg:height="9.403cm"/>
          <chart:axis chart:dimension="x" chart:name="primary-x" chart:style-name="ch4">
            <chart:title svg:x="7.262cm" svg:y="11.694cm" chart:style-name="ch5">
              <text:p>Vector Size</text:p>
            </chart:title>
            <chart:categories table:cell-range-address="local-table.$A$2:.$A$9"/>
          </chart:axis>
          <chart:axis chart:dimension="y" chart:name="primary-y" chart:style-name="ch4">
            <chart:title svg:x="0.451cm" svg:y="7.874cm" chart:style-name="ch6">
              <text:p>Time in milliseconds</text:p>
            </chart:title>
            <chart:grid chart:style-name="ch7" chart:class="major"/>
          </chart:axis>
          <chart:series chart:style-name="ch8" chart:values-cell-range-address="local-table.$B$2:.$B$9" chart:label-cell-address="local-table.$B$1" chart:class="chart:line">
            <chart:data-point chart:repeated="8"/>
          </chart:series>
          <chart:series chart:style-name="ch9" chart:values-cell-range-address="local-table.$C$2:.$C$9" chart:label-cell-address="local-table.$C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</text:p>
              </table:table-cell>
              <table:table-cell office:value-type="string">
                <text:p>Bubble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15.21">
                <text:p>15.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60.6">
                <text:p>60.6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244.45">
                <text:p>244.45</text:p>
              </table:table-cell>
              <table:table-cell office:value-type="float" office:value="240.4">
                <text:p>240.4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553.82">
                <text:p>553.82</text:p>
              </table:table-cell>
              <table:table-cell office:value-type="float" office:value="540.64">
                <text:p>540.64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987.21">
                <text:p>987.21</text:p>
              </table:table-cell>
              <table:table-cell office:value-type="float" office:value="958.59">
                <text:p>958.59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1549.23">
                <text:p>1549.23</text:p>
              </table:table-cell>
              <table:table-cell office:value-type="float" office:value="1497.46">
                <text:p>1497.46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2238.14">
                <text:p>2238.14</text:p>
              </table:table-cell>
              <table:table-cell office:value-type="float" office:value="2157.76">
                <text:p>2157.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